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325d" officeooo:paragraph-rsid="000032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all non explained diagnosis broken down by zip code</text:p>
      <text:p text:style-name="P1">divide by population in each zip code</text:p>
      <text:p text:style-name="P1"/>
      <text:p text:style-name="P1">show map visually indicating their location and relative severity</text:p>
      <text:p text:style-name="P1">look for worst regions, compare to proximity, wind patterns, and water tab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20:20:54.324512755</meta:creation-date>
    <dc:date>2020-01-04T20:24:12.405168193</dc:date>
    <meta:editing-duration>PT3M18S</meta:editing-duration>
    <meta:editing-cycles>1</meta:editing-cycles>
    <meta:document-statistic meta:table-count="0" meta:image-count="0" meta:object-count="0" meta:page-count="1" meta:paragraph-count="4" meta:word-count="38" meta:character-count="235" meta:non-whitespace-character-count="201"/>
    <meta:generator>LibreOffice/6.0.7.3$Linux_X86_64 LibreOffice_project/00m0$Build-3</meta:generator>
  </office:meta>
</office:document-meta>
</file>